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e1a" officeooo:paragraph-rsid="001b7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flow_softmax 笔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46:16.396035148</meta:creation-date>
    <dc:date>2017-08-16T14:47:50.312437074</dc:date>
    <meta:editing-duration>PT1M34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20"/>
    <meta:generator>LibreOffice/5.1.6.2$Linux_X86_64 LibreOffice_project/10m0$Build-2</meta:generator>
  </office:meta>
</office:document-meta>
</file>